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84F00002761F8AF7BF6.svg"/>
  <manifest:file-entry manifest:media-type="image/svg+xml" manifest:full-path="Pictures/2000000100003C2700003CC63D5B39D8.svg"/>
  <manifest:file-entry manifest:media-type="image/svg+xml" manifest:full-path="Pictures/200000010000242C000029DC4083817B.svg"/>
  <manifest:file-entry manifest:media-type="" manifest:full-path="Pictures/TablePreview1.svm"/>
  <manifest:file-entry manifest:media-type="image/svg+xml" manifest:full-path="Pictures/20000001000050ED000047360C5BC587.svg"/>
  <manifest:file-entry manifest:media-type="image/svg+xml" manifest:full-path="Pictures/20000001000004F6000009829C48BC6E.svg"/>
  <manifest:file-entry manifest:media-type="image/svg+xml" manifest:full-path="Pictures/200000010000159A00001BB33B9FB028.svg"/>
  <manifest:file-entry manifest:media-type="image/svg+xml" manifest:full-path="Pictures/2000000100001F36000033C839347DBE.svg"/>
  <manifest:file-entry manifest:media-type="image/svg+xml" manifest:full-path="Pictures/20000001000015E900000C321FDD86C3.svg"/>
  <manifest:file-entry manifest:media-type="image/svg+xml" manifest:full-path="Pictures/2000000100000A210000075743A71A30.svg"/>
  <manifest:file-entry manifest:media-type="image/svg+xml" manifest:full-path="Pictures/2000000100001B14000022EFECE8E9CB.svg"/>
  <manifest:file-entry manifest:media-type="image/svg+xml" manifest:full-path="Pictures/20000001000048A80000212DA768D10C.svg"/>
  <manifest:file-entry manifest:media-type="image/svg+xml" manifest:full-path="Pictures/2000000100001D4000002AFFB07D0EC4.svg"/>
  <manifest:file-entry manifest:media-type="image/svg+xml" manifest:full-path="Pictures/2000000100001C52000025EE113A372E.svg"/>
  <manifest:file-entry manifest:media-type="image/svg+xml" manifest:full-path="Pictures/2000000100002F56000017ABBD41BF72.svg"/>
  <manifest:file-entry manifest:media-type="image/svg+xml" manifest:full-path="Pictures/2000000100002A7A000024CB7B68DAB5.svg"/>
  <manifest:file-entry manifest:media-type="image/svg+xml" manifest:full-path="Pictures/2000000100003167000018B404E7E271.svg"/>
  <manifest:file-entry manifest:media-type="image/svg+xml" manifest:full-path="Pictures/2000000100001F02000035BE260A6116.svg"/>
  <manifest:file-entry manifest:media-type="image/svg+xml" manifest:full-path="Pictures/2000000100002D2A0000335EDE55EA9D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87cm"/>
    </style:style>
    <style:style style:name="gr2" style:family="graphic" style:parent-style-name="standard">
      <style:graphic-properties draw:stroke="none" svg:stroke-color="#000000" draw:fill="none" draw:fill-color="#ffffff" fo:min-height="3.923cm"/>
    </style:style>
    <style:style style:name="gr3" style:family="graphic" style:parent-style-name="standard">
      <style:graphic-properties draw:textarea-horizontal-align="justify" draw:textarea-vertical-align="middle" draw:auto-grow-height="false" fo:padding-top="0.03cm" fo:padding-bottom="0.03cm" fo:padding-left="0.15cm" fo:padding-right="0.15cm" draw:shadow="visible" draw:shadow-offset-x="-0.2cm"/>
    </style:style>
    <style:style style:name="gr4" style:family="graphic" style:parent-style-name="standard">
      <style:graphic-properties draw:stroke="none" svg:stroke-color="#000000" draw:fill="none" draw:fill-color="#ffffff" fo:min-height="4.3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svg:stroke-color="#000000" draw:fill="none" draw:fill-color="#ffffff" fo:min-height="3.645cm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455cm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-0.2cm"/>
    </style:style>
    <style:style style:name="gr11" style:family="graphic" style:parent-style-name="standard">
      <style:graphic-properties draw:stroke="none" svg:stroke-color="#000000" draw:fill="solid" draw:fill-color="#ffffff" fo:min-height="0.371cm"/>
    </style:style>
    <style:style style:name="gr12" style:family="graphic" style:parent-style-name="standard">
      <style:graphic-properties draw:stroke="none" svg:stroke-color="#000000" draw:fill="none" draw:fill-color="#ffffff" fo:min-height="0.371cm"/>
    </style:style>
    <style:style style:name="gr13" style:family="graphic" style:parent-style-name="standard">
      <style:graphic-properties draw:stroke="none" svg:stroke-color="#000000" draw:fill="none" draw:fill-color="#ffffff" fo:min-height="2.044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362cm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623cm" style:use-optimal-column-width="false"/>
    </style:style>
    <style:style style:name="co2" style:family="table-column">
      <style:table-column-properties style:column-width="17.727cm" style:use-optimal-column-width="false"/>
    </style:style>
    <style:style style:name="ro1" style:family="table-row">
      <style:table-row-properties style:row-height="1.666cm"/>
    </style:style>
    <style:style style:name="ro2" style:family="table-row">
      <style:table-row-properties style:row-height="1.675cm"/>
    </style:style>
    <style:style style:name="ce1" style:family="table-cell">
      <style:graphic-properties draw:fill="none" style:repeat="repeat"/>
      <style:paragraph-properties fo:border="0.57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family="StayPuft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font-family="StayPuft" style:font-pitch="variable" fo:font-size="80pt" style:font-size-asian="80pt" style:font-size-complex="8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Sportrop" style:font-pitch="variable"/>
    </style:style>
    <style:style style:name="P9" style:family="paragraph">
      <style:text-properties fo:font-family="Sportrop" style:font-pitch="variable" fo:letter-spacing="0.212cm"/>
    </style:style>
    <style:style style:name="P10" style:family="paragraph">
      <style:text-properties fo:letter-spacing="-0.282cm" fo:font-weight="bold" style:font-weight-asian="bold" style:font-weight-complex="bold" style:text-scale="100%"/>
    </style:style>
    <style:style style:name="P11" style:family="paragraph">
      <style:text-properties fo:letter-spacing="0.212cm"/>
    </style:style>
    <style:style style:name="P12" style:family="paragraph">
      <style:paragraph-properties fo:text-align="center"/>
      <style:text-properties fo:letter-spacing="0.212cm"/>
    </style:style>
    <style:style style:name="P13" style:family="paragraph">
      <style:paragraph-properties fo:text-align="center"/>
      <style:text-properties fo:color="#ffffff" fo:letter-spacing="0.212cm" fo:font-weight="bold" style:font-weight-asian="bold" style:font-weight-complex="bold"/>
    </style:style>
    <style:style style:name="P14" style:family="paragraph">
      <style:text-properties fo:font-size="18pt" fo:letter-spacing="-0.282cm" fo:font-weight="bold" style:font-weight-asian="bold" style:font-weight-complex="bold" style:text-scale="100%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 fo:letter-spacing="0.212cm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paragraph-properties fo:text-align="center"/>
      <style:text-properties fo:font-family="StayPuft" style:font-pitch="variable"/>
    </style:style>
    <style:style style:name="P19" style:family="paragraph">
      <style:paragraph-properties fo:text-align="center"/>
      <style:text-properties fo:font-family="StayPuft" style:font-pitch="variable" fo:font-size="18pt"/>
    </style:style>
    <style:style style:name="P20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StayPuft" style:font-pitch="variable" fo:font-size="28pt" style:font-size-asian="28pt" style:font-size-complex="28pt"/>
    </style:style>
    <style:style style:name="T7" style:family="text">
      <style:text-properties fo:font-family="StayPuft" style:font-pitch="variable" fo:font-size="32pt" style:font-size-asian="32pt" style:font-size-complex="32pt"/>
    </style:style>
    <style:style style:name="T8" style:family="text">
      <style:text-properties fo:font-family="StayPuft" style:font-pitch="variable" fo:font-size="54pt" style:font-size-asian="54pt" style:font-size-complex="54pt"/>
    </style:style>
    <style:style style:name="T9" style:family="text">
      <style:text-properties fo:font-family="StayPuft" style:font-pitch="variable" fo:font-size="80pt" style:font-size-asian="80pt" style:font-size-complex="8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portrop" style:font-pitch="variable" fo:font-size="54pt" fo:letter-spacing="0.212cm" style:font-size-asian="54pt" style:font-size-complex="54pt"/>
    </style:style>
    <style:style style:name="T12" style:family="text">
      <style:text-properties fo:font-size="66pt" fo:letter-spacing="-0.282cm" fo:font-weight="bold" style:font-size-asian="66pt" style:font-weight-asian="bold" style:font-size-complex="66pt" style:font-weight-complex="bold" style:text-scale="100%"/>
    </style:style>
    <style:style style:name="T13" style:family="text">
      <style:text-properties fo:font-size="54pt" fo:letter-spacing="0.212cm" style:font-size-asian="54pt" style:font-size-complex="54pt"/>
    </style:style>
    <style:style style:name="T14" style:family="text">
      <style:text-properties fo:color="#ffffff" fo:font-size="32pt" fo:letter-spacing="0.212cm" fo:font-weight="bold" style:font-size-asian="32pt" style:font-weight-asian="bold" style:font-size-complex="32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32pt" fo:letter-spacing="0.212cm" style:font-size-asian="32pt" style:font-size-complex="32pt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StayPuft" style:font-pitch="variable" fo:font-size="28pt" style:font-size-asian="28pt" style:font-size-complex="28pt"/>
    </style:style>
    <style:style style:name="T19" style:family="text">
      <style:text-properties fo:font-family="'AA cursive'" style:font-family-generic="script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3.237cm" svg:x="1cm" svg:y="7.031cm">
          <draw:text-box>
            <text:p text:style-name="P1"><text:span text:style-name="T1">Introduction</text:span></text:p>
            <text:p text:style-name="P1"><text:span text:style-name="T2">1- Utilisation</text:span></text:p>
            <text:p text:style-name="P2"><text:span text:style-name="T3">Cet atelier fait partie de la série « Jeux de mots ».</text:span></text:p>
            <text:p text:style-name="P1"><text:span text:style-name="T4"/></text:p>
            <text:p text:style-name="P1"><text:span text:style-name="T2">2- Licence</text:span></text:p>
            <text:p text:style-name="P2"><text:span text:style-name="T3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2"><text:span text:style-name="T3"/></text:p>
            <text:p text:style-name="P2"><text:span text:style-name="T3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4"/></text:p>
            <text:p text:style-name="P1"><text:span text:style-name="T2">3- Historique</text:span></text:p>
            <text:p text:style-name="P1"><text:span text:style-name="T5">07/2012 : Version initiale (A. RENAUDIN)</text:span></text:p>
          </draw:text-box>
        </draw:frame>
        <draw:frame draw:style-name="gr2" draw:text-style-name="P4" draw:layer="layout" svg:width="19cm" svg:height="4.173cm" svg:x="1cm" svg:y="1.001cm">
          <draw:text-box>
            <text:p text:style-name="P3"><text:span text:style-name="T6">Atelier</text:span><text:span text:style-name="T7"> </text:span><text:span text:style-name="T8">Jeux de mots</text:span><text:span text:style-name="T7"> <text:s/>niveau 1</text:span></text:p>
          </draw:text-box>
        </draw:frame>
      </draw:page>
      <draw:page draw:name="page2" draw:style-name="dp1" draw:master-page-name="Standard">
        <draw:g>
          <draw:custom-shape draw:style-name="gr3" draw:text-style-name="P5" draw:layer="layout" svg:width="7.075cm" svg:height="3.093cm" svg:x="12.645cm" svg:y="15.6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svg:x="12.645cm" svg:y="14.751cm">
            <draw:text-box>
              <text:p text:style-name="P6"><text:span text:style-name="T9">mots</text:span></text:p>
            </draw:text-box>
          </draw:frame>
        </draw:g>
        <draw:frame draw:style-name="gr5" draw:text-style-name="P7" draw:layer="layout" svg:width="10.372cm" svg:height="12.002cm" svg:x="7.502cm" svg:y="11.805cm">
          <draw:image xlink:href="Pictures/200000010000242C000029DC4083817B.svg" xlink:type="simple" xlink:show="embed" xlink:actuate="onLoad">
            <text:p/>
          </draw:image>
        </draw:frame>
        <draw:frame draw:style-name="gr6" draw:layer="layout" svg:width="10.033cm" svg:height="2.201cm" svg:x="5.691cm" svg:y="26.975cm">
          <draw:text-box>
            <text:p text:style-name="P1"><text:span text:style-name="T10">Niveau : 1</text:span> </text:p>
          </draw:text-box>
        </draw:frame>
        <draw:g>
          <draw:custom-shape draw:style-name="gr3" draw:text-style-name="P5" draw:layer="layout" svg:width="7.075cm" svg:height="3.093cm" draw:transform="rotate (0.240680903850018) translate (10.537cm 7.211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draw:transform="rotate (0.240680903850018) translate (10.372cm 6.538cm)">
            <draw:text-box>
              <text:p text:style-name="P6"><text:span text:style-name="T9">Jeux</text:span></text:p>
            </draw:text-box>
          </draw:frame>
        </draw:g>
        <draw:g>
          <draw:custom-shape draw:style-name="gr3" draw:text-style-name="P5" draw:layer="layout" svg:width="7.075cm" svg:height="3.093cm" draw:transform="rotate (-0.258134196369961) translate (1.834cm 11.679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draw:transform="rotate (-0.258134196369961) translate (2.011cm 11.01cm)">
            <draw:text-box>
              <text:p text:style-name="P6"><text:span text:style-name="T9">de</text:span></text:p>
            </draw:text-box>
          </draw:frame>
        </draw:g>
        <draw:frame draw:style-name="gr7" draw:text-style-name="P9" draw:layer="layout" svg:width="11.731cm" svg:height="3.895cm" svg:x="8.983cm" svg:y="0.624cm">
          <draw:text-box>
            <text:p text:style-name="P8"><text:span text:style-name="T11">autonome</text:span></text:p>
          </draw:text-box>
        </draw:frame>
        <draw:frame draw:style-name="gr5" draw:text-style-name="P7" draw:layer="layout" svg:width="3.616cm" svg:height="6cm" svg:x="6.756cm" svg:y="0.941cm">
          <draw:image xlink:href="Pictures/2000000100001F36000033C839347DBE.svg" xlink:type="simple" xlink:show="embed" xlink:actuate="onLoad">
            <text:p/>
          </draw:image>
        </draw:frame>
        <draw:polygon draw:style-name="gr8" draw:text-style-name="P7" draw:layer="layout" svg:width="2.338cm" svg:height="3.123cm" svg:x="7.044cm" svg:y="0.391cm" svg:viewBox="0 0 2339 3124" draw:points="2339,0 1349,3124 598,3124 0,1041 1349,1041">
          <text:p/>
        </draw:polygon>
        <draw:frame draw:style-name="gr7" draw:text-style-name="P9" draw:layer="layout" svg:width="8.331cm" svg:height="3.895cm" svg:x="0.635cm" svg:y="0.673cm">
          <draw:text-box>
            <text:p text:style-name="P8"><text:span text:style-name="T11">Atelier</text:span></text:p>
          </draw:text-box>
        </draw:frame>
      </draw:page>
      <draw:page draw:name="page3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7" draw:layer="layout" svg:width="5.292cm" svg:height="1.764cm" svg:x="13.405cm" svg:y="10.584cm">
          <text:p text:style-name="P7">Le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4.064cm" svg:y="1.881cm">
          <text:p text:style-name="P7">grises.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.717cm" svg:y="5.13cm">
          <text:p text:style-name="P7">souri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3.409cm" svg:y="9.171cm">
          <text:p text:style-name="P7">sont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136cm" svg:height="8.22cm" svg:x="7.009cm" svg:y="1.364cm">
          <draw:image xlink:href="Pictures/2000000100003C2700003CC63D5B39D8.svg" xlink:type="simple" xlink:show="embed" xlink:actuate="onLoad">
            <text:p/>
          </draw:image>
        </draw:frame>
        <draw:frame draw:style-name="gr7" draw:text-style-name="P11" draw:layer="layout" svg:width="19.689cm" svg:height="3.895cm" svg:x="0.635cm" svg:y="25.281cm">
          <draw:text-box>
            <text:p text:style-name="P7"><text:span text:style-name="T13">Lechatestmarron.</text:span></text:p>
          </draw:text-box>
        </draw:frame>
        <draw:frame draw:style-name="gr5" draw:text-style-name="P7" draw:layer="layout" svg:width="8.924cm" svg:height="10.151cm" svg:x="3.422cm" svg:y="15.123cm">
          <draw:image xlink:href="Pictures/2000000100002D2A0000335EDE55EA9D.sv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7" draw:layer="layout" svg:width="5.292cm" svg:height="1.764cm" svg:x="13.652cm" svg:y="9.42cm">
          <text:p text:style-name="P7">L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3.676cm" svg:y="1.881cm">
          <text:p text:style-name="P7">mang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.365cm" svg:y="1.461cm">
          <text:p text:style-name="P7">un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6.477cm" svg:y="11.109cm">
          <text:p text:style-name="P7">lapin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.689cm" svg:height="3.895cm" svg:x="0.635cm" svg:y="25.281cm">
          <draw:text-box>
            <text:p text:style-name="P7"><text:span text:style-name="T13">Lamotoroulevite.</text:span></text:p>
          </draw:text-box>
        </draw:frame>
        <draw:custom-shape draw:style-name="gr10" draw:text-style-name="P7" draw:layer="layout" svg:width="5.292cm" svg:height="1.764cm" svg:x="13.615cm" svg:y="6.008cm">
          <text:p text:style-name="P7">salade.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318cm" svg:height="8.937cm" svg:x="2.065cm" svg:y="1.129cm">
          <draw:image xlink:href="Pictures/2000000100002A7A000024CB7B68DAB5.svg" xlink:type="simple" xlink:show="embed" xlink:actuate="onLoad">
            <text:p/>
          </draw:image>
        </draw:frame>
        <draw:frame draw:style-name="gr5" draw:text-style-name="P7" draw:layer="layout" svg:width="13.673cm" svg:height="6.244cm" svg:x="5.52cm" svg:y="17.075cm">
          <draw:image xlink:href="Pictures/20000001000048A80000212DA768D10C.sv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5" draw:text-style-name="P7" draw:layer="layout" svg:width="7.338cm" svg:height="14.07cm" svg:x="9.243cm" svg:y="14.873cm">
          <draw:image xlink:href="Pictures/20000001000004F6000009829C48BC6E.svg" xlink:type="simple" xlink:show="embed" xlink:actuate="onLoad">
            <text:p/>
          </draw:image>
        </draw:frame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7" draw:layer="layout" svg:width="5.292cm" svg:height="1.764cm" svg:x="12.735cm" svg:y="10.49cm">
          <text:p text:style-name="P7">e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3.676cm" svg:y="1.881cm">
          <text:p text:style-name="P7">L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.365cm" svg:y="1.461cm">
          <text:p text:style-name="P7">est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3.549cm" svg:y="11.109cm">
          <text:p text:style-name="P7">voiture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9.689cm" svg:height="2.376cm" svg:x="0.635cm" svg:y="24.66cm">
          <draw:text-box>
            <text:p text:style-name="P7"><text:span text:style-name="T13">Lareineaimeleroi.</text:span></text:p>
          </draw:text-box>
        </draw:frame>
        <draw:custom-shape draw:style-name="gr10" draw:text-style-name="P7" draw:layer="layout" svg:width="5.292cm" svg:height="1.764cm" svg:x="11.181cm" svg:y="5.444cm">
          <text:p text:style-name="P7">panne.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69cm" svg:height="6.845cm" svg:x="0.988cm" svg:y="3.645cm">
          <draw:image xlink:href="Pictures/2000000100002F56000017ABBD41BF72.sv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7" draw:layer="layout" svg:width="5.292cm" svg:height="1.764cm" svg:x="13.757cm" svg:y="11.109cm">
          <text:p text:style-name="P7">bleu.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2.282cm" svg:y="6.572cm">
          <text:p text:style-name="P7">stylo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.365cm" svg:y="1.461cm">
          <text:p text:style-name="P7">u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.644cm" svg:y="11.68cm">
          <text:p text:style-name="P7">écrit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9.689cm" svg:height="2.376cm" svg:x="0.635cm" svg:y="15.7cm">
          <draw:text-box>
            <text:p text:style-name="P7"><text:span text:style-name="T13">Lafilleaunerobe.</text:span></text:p>
          </draw:text-box>
        </draw:frame>
        <draw:custom-shape draw:style-name="gr10" draw:text-style-name="P7" draw:layer="layout" svg:width="5.292cm" svg:height="1.764cm" svg:x="13.474cm" svg:y="5.197cm">
          <text:p text:style-name="P7">avec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92cm" svg:height="1.764cm" svg:x="11.794cm" svg:y="1.07cm">
          <text:p text:style-name="P7">Il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372cm" svg:height="12.002cm" svg:x="6.456cm" svg:y="1.442cm">
          <draw:image xlink:href="Pictures/200000010000242C000029DC4083817B.svg" xlink:type="simple" xlink:show="embed" xlink:actuate="onLoad">
            <text:p/>
          </draw:image>
        </draw:frame>
        <draw:frame draw:style-name="gr5" draw:text-style-name="P7" draw:layer="layout" svg:width="6.492cm" svg:height="11.251cm" svg:x="2.187cm" svg:y="17.815cm">
          <draw:image xlink:href="Pictures/2000000100001F02000035BE260A6116.sv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7" draw:layer="layout" svg:width="4.799cm" svg:height="1.599cm" svg:x="12.602cm" svg:y="11.327cm">
          <text:p text:style-name="P7">cour.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8cm" svg:height="1.6cm" svg:x="15.144cm" svg:y="0.933cm">
          <text:p text:style-name="P7">L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9cm" svg:height="1.599cm" svg:x="1.33cm" svg:y="2.249cm">
          <text:p text:style-name="P7">dan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9cm" svg:height="1.6cm" svg:x="1.618cm" svg:y="11.844cm">
          <text:p text:style-name="P7">jou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9cm" svg:height="1.6cm" svg:x="14.529cm" svg:y="6.776cm">
          <text:p text:style-name="P7">l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9cm" svg:height="1.6cm" svg:x="0.98cm" svg:y="6.916cm">
          <text:p text:style-name="P7">fill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99cm" svg:height="1.6cm" svg:x="11.984cm" svg:y="3.366cm">
          <text:p text:style-name="P7">cour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874cm" svg:height="12.806cm" svg:x="1.035cm" svg:y="15.452cm">
          <draw:image xlink:href="Pictures/20000001000050ED000047360C5BC587.svg" xlink:type="simple" xlink:show="embed" xlink:actuate="onLoad">
            <text:p/>
          </draw:image>
        </draw:frame>
        <draw:frame draw:style-name="gr5" draw:text-style-name="P7" draw:layer="layout" svg:width="9.339cm" svg:height="12.048cm" svg:x="5.19cm" svg:y="0.878cm">
          <draw:image xlink:href="Pictures/2000000100001B14000022EFECE8E9CB.svg" xlink:type="simple" xlink:show="embed" xlink:actuate="onLoad">
            <text:p/>
          </draw:image>
        </draw:frame>
        <draw:frame draw:style-name="gr12" draw:text-style-name="P13" draw:layer="layout" svg:width="19.689cm" svg:height="1.513cm" svg:x="0.635cm" svg:y="18.262cm">
          <draw:text-box>
            <text:p text:style-name="P7"><text:span text:style-name="T14">Lemaîtreécritautableau.</text:span></text:p>
          </draw:text-box>
        </draw:frame>
      </draw:page>
      <draw:page draw:name="page8" draw:style-name="dp1" draw:master-page-name="Standard">
        <draw:frame draw:style-name="gr9" draw:text-style-name="P14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5" draw:layer="layout" svg:width="5.292cm" svg:height="1.764cm" svg:x="13.757cm" svg:y="11.109cm">
          <text:p text:style-name="P7"><text:span text:style-name="T15">amis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2.282cm" svg:y="6.572cm">
          <text:p text:style-name="P7"><text:span text:style-name="T15">avec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365cm" svg:y="1.461cm">
          <text:p text:style-name="P7"><text:span text:style-name="T15">jo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644cm" svg:y="11.68cm">
          <text:p text:style-name="P7"><text:span text:style-name="T15">ballon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9.689cm" svg:height="1.513cm" svg:x="0.635cm" svg:y="21.414cm">
          <draw:text-box>
            <text:p text:style-name="P7"><text:span text:style-name="T16">Lepoissonnagedanslamer.</text:span></text:p>
          </draw:text-box>
        </draw:frame>
        <draw:custom-shape draw:style-name="gr10" draw:text-style-name="P15" draw:layer="layout" svg:width="5.292cm" svg:height="1.764cm" svg:x="14.744cm" svg:y="4.844cm">
          <text:p text:style-name="P7"><text:span text:style-name="T15">J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1.3cm" svg:y="1.952cm">
          <text:p text:style-name="P7"><text:span text:style-name="T15">m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0.231cm" svg:y="7.735cm">
          <text:p text:style-name="P7"><text:span text:style-name="T15">au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4cm" svg:height="12.277cm" svg:x="4.559cm" svg:y="0.776cm">
          <draw:image xlink:href="Pictures/200000010000159A00001BB33B9FB028.svg" xlink:type="simple" xlink:show="embed" xlink:actuate="onLoad">
            <text:p/>
          </draw:image>
        </draw:frame>
        <draw:frame draw:style-name="gr5" draw:text-style-name="P7" draw:layer="layout" svg:width="12.629cm" svg:height="6.315cm" svg:x="6.707cm" svg:y="14.959cm">
          <draw:image xlink:href="Pictures/2000000100003167000018B404E7E271.svg" xlink:type="simple" xlink:show="embed" xlink:actuate="onLoad">
            <text:p/>
          </draw:image>
        </draw:frame>
        <draw:frame draw:style-name="gr5" draw:text-style-name="P7" draw:layer="layout" svg:width="9.666cm" svg:height="5.379cm" svg:x="2.047cm" svg:y="23.322cm">
          <draw:image xlink:href="Pictures/20000001000015E900000C321FDD86C3.sv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9" draw:text-style-name="P14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5" draw:layer="layout" svg:width="5.292cm" svg:height="1.764cm" svg:x="14.744cm" svg:y="11.603cm">
          <text:p text:style-name="P7"><text:span text:style-name="T15">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753cm" svg:y="5.973cm">
          <text:p text:style-name="P7"><text:span text:style-name="T15">ve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365cm" svg:y="1.461cm">
          <text:p text:style-name="P7"><text:span text:style-name="T15">man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644cm" svg:y="11.68cm">
          <text:p text:style-name="P7"><text:span text:style-name="T15">loup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7.16cm" svg:y="2.903cm">
          <text:p text:style-name="P7"><text:span text:style-name="T15">pet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5.548cm" svg:y="8.76cm">
          <text:p text:style-name="P7"><text:span text:style-name="T15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8.924cm" svg:y="11.109cm">
          <text:p text:style-name="P7"><text:span text:style-name="T15">lapins.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923cm" svg:height="11.951cm" svg:x="10.84cm" svg:y="0.491cm">
          <draw:image xlink:href="Pictures/2000000100001C52000025EE113A372E.svg" xlink:type="simple" xlink:show="embed" xlink:actuate="onLoad">
            <text:p/>
          </draw:image>
        </draw:frame>
        <draw:frame draw:style-name="gr5" draw:text-style-name="P7" draw:layer="layout" svg:width="9.596cm" svg:height="14.104cm" svg:x="5.293cm" svg:y="14.682cm">
          <draw:image xlink:href="Pictures/2000000100001D4000002AFFB07D0EC4.svg" xlink:type="simple" xlink:show="embed" xlink:actuate="onLoad">
            <text:p/>
          </draw:image>
        </draw:frame>
        <draw:frame draw:style-name="gr11" draw:text-style-name="P16" draw:layer="layout" svg:width="19.689cm" svg:height="1.513cm" svg:x="0.635cm" svg:y="16.087cm">
          <draw:text-box>
            <text:p text:style-name="P7"><text:span text:style-name="T16">Luciemangeunepetitepoire.</text:span></text:p>
          </draw:text-box>
        </draw:frame>
      </draw:page>
      <draw:page draw:name="page10" draw:style-name="dp1" draw:master-page-name="Standard">
        <draw:frame draw:style-name="gr9" draw:text-style-name="P14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5" draw:layer="layout" svg:width="5.292cm" svg:height="1.764cm" svg:x="14.744cm" svg:y="11.603cm">
          <text:p text:style-name="P7"><text:span text:style-name="T15">ci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753cm" svg:y="4.879cm">
          <text:p text:style-name="P7"><text:span text:style-name="T15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365cm" svg:y="1.461cm">
          <text:p text:style-name="P7"><text:span text:style-name="T15">bleu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644cm" svg:y="11.68cm">
          <text:p text:style-name="P7"><text:span text:style-name="T15">bril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7.865cm" svg:y="2.196cm">
          <text:p text:style-name="P7"><text:span text:style-name="T15">soleil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1.315cm" svg:y="8.619cm">
          <text:p text:style-name="P7"><text:span text:style-name="T15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92cm" svg:height="1.764cm" svg:x="8.924cm" svg:y="11.109cm">
          <text:p text:style-name="P7"><text:span text:style-name="T15">dan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724cm" svg:height="13.408cm" svg:x="2.081cm" svg:y="15.321cm">
          <draw:image xlink:href="Pictures/200000010000284F00002761F8AF7BF6.svg" xlink:type="simple" xlink:show="embed" xlink:actuate="onLoad">
            <text:p/>
          </draw:image>
        </draw:frame>
        <draw:frame draw:style-name="gr11" draw:text-style-name="P16" draw:layer="layout" svg:width="19.689cm" svg:height="2.775cm" svg:x="0.635cm" svg:y="25.859cm">
          <draw:text-box>
            <text:p text:style-name="P7"><text:span text:style-name="T16">Lesenfantschantenttrèsfort.</text:span></text:p>
          </draw:text-box>
        </draw:frame>
        <draw:frame draw:style-name="gr5" draw:text-style-name="P7" draw:layer="layout" svg:width="14.571cm" svg:height="10.557cm" svg:x="5.465cm" svg:y="1.123cm">
          <draw:image xlink:href="Pictures/2000000100000A210000075743A71A30.sv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13" draw:text-style-name="P17" draw:layer="layout" svg:width="7.532cm" svg:height="2.294cm" svg:x="0.974cm" svg:y="0.6cm">
          <draw:text-box>
            <text:p text:style-name="P1"><text:span text:style-name="T17"><text:s text:c="11"/></text:span></text:p>
          </draw:text-box>
        </draw:frame>
        <draw:custom-shape draw:style-name="gr14" draw:text-style-name="P7" draw:layer="layout" svg:width="7.134cm" svg:height="0.739cm" svg:x="0.822cm" svg:y="2.15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349cm" svg:height="26.664cm" svg:x="0.711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.512cm" svg:height="1.528cm" svg:x="0.757cm" svg:y="2.458cm">
          <draw:image xlink:href="Pictures/2000000100003C2700003CC63D5B39D8.svg" xlink:type="simple" xlink:show="embed" xlink:actuate="onLoad">
            <text:p/>
          </draw:image>
        </draw:frame>
        <draw:frame draw:style-name="gr5" draw:text-style-name="P7" draw:layer="layout" svg:width="1.333cm" svg:height="1.517cm" svg:x="0.911cm" svg:y="4.186cm">
          <draw:image xlink:href="Pictures/2000000100002D2A0000335EDE55EA9D.svg" xlink:type="simple" xlink:show="embed" xlink:actuate="onLoad">
            <text:p/>
          </draw:image>
        </draw:frame>
        <draw:frame draw:style-name="gr5" draw:text-style-name="P7" draw:layer="layout" svg:width="1.561cm" svg:height="1.352cm" svg:x="0.735cm" svg:y="5.944cm">
          <draw:image xlink:href="Pictures/2000000100002A7A000024CB7B68DAB5.svg" xlink:type="simple" xlink:show="embed" xlink:actuate="onLoad">
            <text:p/>
          </draw:image>
        </draw:frame>
        <draw:frame draw:style-name="gr5" draw:text-style-name="P7" draw:layer="layout" svg:width="1.585cm" svg:height="0.723cm" svg:x="0.711cm" svg:y="7.817cm">
          <draw:image xlink:href="Pictures/20000001000048A80000212DA768D10C.svg" xlink:type="simple" xlink:show="embed" xlink:actuate="onLoad">
            <text:p/>
          </draw:image>
        </draw:frame>
        <draw:frame draw:style-name="gr5" draw:text-style-name="P7" draw:layer="layout" svg:width="0.84cm" svg:height="1.612cm" svg:x="1.094cm" svg:y="10.746cm">
          <draw:image xlink:href="Pictures/20000001000004F6000009829C48BC6E.svg" xlink:type="simple" xlink:show="embed" xlink:actuate="onLoad">
            <text:p/>
          </draw:image>
        </draw:frame>
        <draw:frame draw:style-name="gr5" draw:text-style-name="P7" draw:layer="layout" svg:width="1.588cm" svg:height="0.794cm" svg:x="0.735cm" svg:y="9.478cm">
          <draw:image xlink:href="Pictures/2000000100002F56000017ABBD41BF72.svg" xlink:type="simple" xlink:show="embed" xlink:actuate="onLoad">
            <text:p/>
          </draw:image>
        </draw:frame>
        <draw:frame draw:style-name="gr5" draw:text-style-name="P7" draw:layer="layout" svg:width="1.356cm" svg:height="1.571cm" svg:x="0.911cm" svg:y="12.464cm">
          <draw:image xlink:href="Pictures/200000010000242C000029DC4083817B.svg" xlink:type="simple" xlink:show="embed" xlink:actuate="onLoad">
            <text:p/>
          </draw:image>
        </draw:frame>
        <draw:frame draw:style-name="gr5" draw:text-style-name="P7" draw:layer="layout" svg:width="0.901cm" svg:height="1.561cm" svg:x="1.064cm" svg:y="14.117cm">
          <draw:image xlink:href="Pictures/2000000100001F02000035BE260A6116.svg" xlink:type="simple" xlink:show="embed" xlink:actuate="onLoad">
            <text:p/>
          </draw:image>
        </draw:frame>
        <draw:frame draw:style-name="gr5" draw:text-style-name="P7" draw:layer="layout" svg:width="1.511cm" svg:height="1.335cm" svg:x="0.757cm" svg:y="17.641cm">
          <draw:image xlink:href="Pictures/20000001000050ED000047360C5BC587.svg" xlink:type="simple" xlink:show="embed" xlink:actuate="onLoad">
            <text:p/>
          </draw:image>
        </draw:frame>
        <draw:frame draw:style-name="gr5" draw:text-style-name="P7" draw:layer="layout" svg:width="1.206cm" svg:height="1.557cm" svg:x="0.911cm" svg:y="15.764cm">
          <draw:image xlink:href="Pictures/2000000100001B14000022EFECE8E9CB.svg" xlink:type="simple" xlink:show="embed" xlink:actuate="onLoad">
            <text:p/>
          </draw:image>
        </draw:frame>
        <draw:frame draw:style-name="gr5" draw:text-style-name="P7" draw:layer="layout" svg:width="1.155cm" svg:height="1.482cm" svg:x="0.911cm" svg:y="19.185cm">
          <draw:image xlink:href="Pictures/200000010000159A00001BB33B9FB028.svg" xlink:type="simple" xlink:show="embed" xlink:actuate="onLoad">
            <text:p/>
          </draw:image>
        </draw:frame>
        <draw:frame draw:style-name="gr5" draw:text-style-name="P7" draw:layer="layout" svg:width="1.585cm" svg:height="0.882cm" svg:x="0.711cm" svg:y="21.198cm">
          <draw:image xlink:href="Pictures/20000001000015E900000C321FDD86C3.svg" xlink:type="simple" xlink:show="embed" xlink:actuate="onLoad">
            <text:p/>
          </draw:image>
        </draw:frame>
        <draw:frame draw:style-name="gr5" draw:text-style-name="P7" draw:layer="layout" svg:width="1.213cm" svg:height="1.625cm" svg:x="0.911cm" svg:y="22.434cm">
          <draw:image xlink:href="Pictures/2000000100001C52000025EE113A372E.svg" xlink:type="simple" xlink:show="embed" xlink:actuate="onLoad">
            <text:p/>
          </draw:image>
        </draw:frame>
        <draw:frame draw:style-name="gr5" draw:text-style-name="P7" draw:layer="layout" svg:width="1.064cm" svg:height="1.564cm" svg:x="1.041cm" svg:y="24.147cm">
          <draw:image xlink:href="Pictures/2000000100001D4000002AFFB07D0EC4.svg" xlink:type="simple" xlink:show="embed" xlink:actuate="onLoad">
            <text:p/>
          </draw:image>
        </draw:frame>
        <draw:frame draw:style-name="gr5" draw:text-style-name="P7" draw:layer="layout" svg:width="1.544cm" svg:height="1.507cm" svg:x="0.711cm" svg:y="27.531cm">
          <draw:image xlink:href="Pictures/200000010000284F00002761F8AF7BF6.svg" xlink:type="simple" xlink:show="embed" xlink:actuate="onLoad">
            <text:p/>
          </draw:image>
        </draw:frame>
        <draw:frame draw:style-name="gr5" draw:text-style-name="P7" draw:layer="layout" svg:width="1.582cm" svg:height="1.146cm" svg:x="0.711cm" svg:y="25.958cm">
          <draw:image xlink:href="Pictures/2000000100000A210000075743A71A30.svg" xlink:type="simple" xlink:show="embed" xlink:actuate="onLoad">
            <text:p/>
          </draw:image>
        </draw:frame>
        <draw:custom-shape draw:style-name="gr10" draw:text-style-name="P19" draw:layer="layout" svg:width="2.536cm" svg:height="1.484cm" svg:x="9.506cm" svg:y="0.6cm">
          <text:p text:style-name="P18"><text:span text:style-name="T18">Jeux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559cm" svg:height="1.484cm" svg:x="12.494cm" svg:y="0.599cm">
          <text:p text:style-name="P18"><text:span text:style-name="T18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551cm" svg:height="1.484cm" svg:x="14.454cm" svg:y="0.599cm">
          <text:p text:style-name="P18"><text:span text:style-name="T18">mots</text:span></text:p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.301cm" svg:height="3.206cm" svg:x="18.819cm" svg:y="-0.025cm">
          <draw:text-box>
            <text:p text:style-name="P1"><text:span text:style-name="T19">1</text:span></text:p>
          </draw:text-box>
        </draw:frame>
        <draw:rect draw:style-name="gr16" draw:text-style-name="P7" draw:layer="layout" svg:width="1.419cm" svg:height="1.485cm" svg:x="18.732cm" svg:y="0.70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91cm" fo:margin-bottom="0.524cm" fo:margin-left="0.635cm" fo:margin-right="0.6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1:59:56</meta:creation-date>
    <dc:date>2012-06-25T10:10:48</dc:date>
    <meta:editing-duration>PT2H43M54S</meta:editing-duration>
    <meta:editing-cycles>18</meta:editing-cycles>
    <meta:generator>LibreOffice/3.5$Linux_X86_64 LibreOffice_project/350m1$Build-2</meta:generator>
    <meta:print-date>2012-06-25T10:04:30</meta:print-date>
    <meta:document-statistic meta:object-count="122"/>
  </office:meta>
</office:document-meta>
</file>